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10045" number:language="es" number:country="UY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1004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1.4S">
            <text:p>00:01,40</text:p>
          </table:table-cell>
          <table:table-cell office:value-type="float" office:value="47736">
            <text:p>47736</text:p>
          </table:table-cell>
          <table:table-cell table:style-name="ce1" office:value-type="time" office:time-value="PT00H00M00.57S">
            <text:p>00:00,57</text:p>
          </table:table-cell>
          <table:table-cell table:style-name="ce1" office:value-type="time" office:time-value="PT00H00M01.39S">
            <text:p>00:01,39</text:p>
          </table:table-cell>
          <table:table-cell office:value-type="float" office:value="47736">
            <text:p>47736</text:p>
          </table:table-cell>
          <table:table-cell table:style-name="ce1" office:value-type="time" office:time-value="PT00H00M00.57S">
            <text:p>00:00,57</text:p>
          </table:table-cell>
          <table:table-cell table:style-name="ce1" office:value-type="time" office:time-value="PT00H00M01.39S">
            <text:p>00:01,39</text:p>
          </table:table-cell>
          <table:table-cell office:value-type="float" office:value="47736">
            <text:p>47736</text:p>
          </table:table-cell>
          <table:table-cell table:style-name="ce1" office:value-type="time" office:time-value="PT00H00M00.57S">
            <text:p>00:00,57</text:p>
          </table:table-cell>
          <table:table-cell/>
          <table:table-cell table:style-name="ce2" table:formula="of:=AVERAGE([.C3];[.F3];[.I3])" office:value-type="time" office:time-value="PT00H00M01.393333S">
            <text:p>00:01,39</text:p>
          </table:table-cell>
          <table:table-cell table:formula="of:=AVERAGE([.D3];[.G3];[.J3])" office:value-type="float" office:value="47736">
            <text:p>47736</text:p>
          </table:table-cell>
          <table:table-cell table:style-name="ce2" table:formula="of:=AVERAGE([.E3];[.H3];[.K3])" office:value-type="time" office:time-value="PT00H00M00.57S">
            <text:p>00:00,5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10.54S">
            <text:p>00:10,54</text:p>
          </table:table-cell>
          <table:table-cell office:value-type="float" office:value="255387">
            <text:p>255387</text:p>
          </table:table-cell>
          <table:table-cell table:style-name="ce1" office:value-type="time" office:time-value="PT00H00M03.53S">
            <text:p>00:03,53</text:p>
          </table:table-cell>
          <table:table-cell table:style-name="ce1" office:value-type="time" office:time-value="PT00H00M10.48S">
            <text:p>00:10,48</text:p>
          </table:table-cell>
          <table:table-cell office:value-type="float" office:value="255387">
            <text:p>255387</text:p>
          </table:table-cell>
          <table:table-cell table:style-name="ce1" office:value-type="time" office:time-value="PT00H00M03.56S">
            <text:p>00:03,56</text:p>
          </table:table-cell>
          <table:table-cell table:style-name="ce1" office:value-type="time" office:time-value="PT00H00M10.57S">
            <text:p>00:10,57</text:p>
          </table:table-cell>
          <table:table-cell office:value-type="float" office:value="255387">
            <text:p>255387</text:p>
          </table:table-cell>
          <table:table-cell table:style-name="ce1" office:value-type="time" office:time-value="PT00H00M03.56S">
            <text:p>00:03,56</text:p>
          </table:table-cell>
          <table:table-cell/>
          <table:table-cell table:style-name="ce2" table:formula="of:=AVERAGE([.C4];[.F4];[.I4])" office:value-type="time" office:time-value="PT00H00M10.53S">
            <text:p>00:10,53</text:p>
          </table:table-cell>
          <table:table-cell table:formula="of:=AVERAGE([.D4];[.G4];[.J4])" office:value-type="float" office:value="255387">
            <text:p>255387</text:p>
          </table:table-cell>
          <table:table-cell table:style-name="ce2" table:formula="of:=AVERAGE([.E4];[.H4];[.K4])" office:value-type="time" office:time-value="PT00H00M03.55S">
            <text:p>00:03,55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14.96S">
            <text:p>00:14,96</text:p>
          </table:table-cell>
          <table:table-cell office:value-type="float" office:value="379529">
            <text:p>379529</text:p>
          </table:table-cell>
          <table:table-cell table:style-name="ce1" office:value-type="time" office:time-value="PT00H00M05.17S">
            <text:p>00:05,17</text:p>
          </table:table-cell>
          <table:table-cell table:style-name="ce1" office:value-type="time" office:time-value="PT00H00M15.01S">
            <text:p>00:15,01</text:p>
          </table:table-cell>
          <table:table-cell office:value-type="float" office:value="379529">
            <text:p>379529</text:p>
          </table:table-cell>
          <table:table-cell table:style-name="ce1" office:value-type="time" office:time-value="PT00H00M05.17S">
            <text:p>00:05,17</text:p>
          </table:table-cell>
          <table:table-cell table:style-name="ce1" office:value-type="time" office:time-value="PT00H00M15.32S">
            <text:p>00:15,32</text:p>
          </table:table-cell>
          <table:table-cell office:value-type="float" office:value="379529">
            <text:p>379529</text:p>
          </table:table-cell>
          <table:table-cell table:style-name="ce1" office:value-type="time" office:time-value="PT00H00M05.19S">
            <text:p>00:05,19</text:p>
          </table:table-cell>
          <table:table-cell/>
          <table:table-cell table:style-name="ce2" table:formula="of:=AVERAGE([.C5];[.F5];[.I5])" office:value-type="time" office:time-value="PT00H00M15.096667S">
            <text:p>00:15,10</text:p>
          </table:table-cell>
          <table:table-cell table:formula="of:=AVERAGE([.D5];[.G5];[.J5])" office:value-type="float" office:value="379529">
            <text:p>379529</text:p>
          </table:table-cell>
          <table:table-cell table:style-name="ce2" table:formula="of:=AVERAGE([.E5];[.H5];[.K5])" office:value-type="time" office:time-value="PT00H00M05.176667S">
            <text:p>00:05,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EXT</text:p>
          </table:table-cell>
          <table:table-cell table:number-columns-repeated="14"/>
        </table:table-row>
        <table:table-row table:style-name="ro3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81S">
            <text:p>00:00,81</text:p>
          </table:table-cell>
          <table:table-cell office:value-type="float" office:value="36632">
            <text:p>36632</text:p>
          </table:table-cell>
          <table:table-cell table:style-name="ce1" office:value-type="time" office:time-value="PT00H00M00.21S">
            <text:p>00:00,21</text:p>
          </table:table-cell>
          <table:table-cell table:style-name="ce1" office:value-type="time" office:time-value="PT00H00M00.81S">
            <text:p>00:00,81</text:p>
          </table:table-cell>
          <table:table-cell office:value-type="float" office:value="36632">
            <text:p>36632</text:p>
          </table:table-cell>
          <table:table-cell table:style-name="ce1" office:value-type="time" office:time-value="PT00H00M00.21S">
            <text:p>00:00,21</text:p>
          </table:table-cell>
          <table:table-cell table:style-name="ce1" office:value-type="time" office:time-value="PT00H00M00.81S">
            <text:p>00:00,81</text:p>
          </table:table-cell>
          <table:table-cell office:value-type="float" office:value="36632">
            <text:p>36632</text:p>
          </table:table-cell>
          <table:table-cell table:style-name="ce1" office:value-type="time" office:time-value="PT00H00M00.21S">
            <text:p>00:00,21</text:p>
          </table:table-cell>
          <table:table-cell/>
          <table:table-cell table:style-name="ce2" table:formula="of:=AVERAGE([.C9];[.F9];[.I9])" office:value-type="time" office:time-value="PT00H00M00.81S">
            <text:p>00:00,81</text:p>
          </table:table-cell>
          <table:table-cell table:formula="of:=AVERAGE([.D9];[.G9];[.J9])" office:value-type="float" office:value="36632">
            <text:p>36632</text:p>
          </table:table-cell>
          <table:table-cell table:style-name="ce2" table:formula="of:=AVERAGE([.E9];[.H9];[.K9])" office:value-type="time" office:time-value="PT00H00M00.21S">
            <text:p>00:00,21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4.25S">
            <text:p>00:04,25</text:p>
          </table:table-cell>
          <table:table-cell office:value-type="float" office:value="149385">
            <text:p>149385</text:p>
          </table:table-cell>
          <table:table-cell table:style-name="ce1" office:value-type="time" office:time-value="PT00H00M01.06S">
            <text:p>00:01,06</text:p>
          </table:table-cell>
          <table:table-cell table:style-name="ce1" office:value-type="time" office:time-value="PT00H00M04.25S">
            <text:p>00:04,25</text:p>
          </table:table-cell>
          <table:table-cell office:value-type="float" office:value="149385">
            <text:p>149385</text:p>
          </table:table-cell>
          <table:table-cell table:style-name="ce1" office:value-type="time" office:time-value="PT00H00M01.06S">
            <text:p>00:01,06</text:p>
          </table:table-cell>
          <table:table-cell table:style-name="ce1" office:value-type="time" office:time-value="PT00H00M04.23S">
            <text:p>00:04,23</text:p>
          </table:table-cell>
          <table:table-cell office:value-type="float" office:value="149385">
            <text:p>149385</text:p>
          </table:table-cell>
          <table:table-cell table:style-name="ce1" office:value-type="time" office:time-value="PT00H00M01.06S">
            <text:p>00:01,06</text:p>
          </table:table-cell>
          <table:table-cell/>
          <table:table-cell table:style-name="ce2" table:formula="of:=AVERAGE([.C10];[.F10];[.I10])" office:value-type="time" office:time-value="PT00H00M04.243333S">
            <text:p>00:04,24</text:p>
          </table:table-cell>
          <table:table-cell table:formula="of:=AVERAGE([.D10];[.G10];[.J10])" office:value-type="float" office:value="149385">
            <text:p>149385</text:p>
          </table:table-cell>
          <table:table-cell table:style-name="ce2" table:formula="of:=AVERAGE([.E10];[.H10];[.K10])" office:value-type="time" office:time-value="PT00H00M01.06S">
            <text:p>00:01,06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6.49S">
            <text:p>00:06,49</text:p>
          </table:table-cell>
          <table:table-cell office:value-type="float" office:value="191999">
            <text:p>191999</text:p>
          </table:table-cell>
          <table:table-cell table:style-name="ce1" office:value-type="time" office:time-value="PT00H00M01.48S">
            <text:p>00:01,48</text:p>
          </table:table-cell>
          <table:table-cell table:style-name="ce1" office:value-type="time" office:time-value="PT00H00M06.47S">
            <text:p>00:06,47</text:p>
          </table:table-cell>
          <table:table-cell office:value-type="float" office:value="191999">
            <text:p>191999</text:p>
          </table:table-cell>
          <table:table-cell table:style-name="ce1" office:value-type="time" office:time-value="PT00H00M01.48S">
            <text:p>00:01,48</text:p>
          </table:table-cell>
          <table:table-cell table:style-name="ce1" office:value-type="time" office:time-value="PT00H00M06.57S">
            <text:p>00:06,57</text:p>
          </table:table-cell>
          <table:table-cell office:value-type="float" office:value="191999">
            <text:p>191999</text:p>
          </table:table-cell>
          <table:table-cell table:style-name="ce1" office:value-type="time" office:time-value="PT00H00M01.48S">
            <text:p>00:01,48</text:p>
          </table:table-cell>
          <table:table-cell/>
          <table:table-cell table:style-name="ce2" table:formula="of:=AVERAGE([.C11];[.F11];[.I11])" office:value-type="time" office:time-value="PT00H00M06.51S">
            <text:p>00:06,51</text:p>
          </table:table-cell>
          <table:table-cell table:formula="of:=AVERAGE([.D11];[.G11];[.J11])" office:value-type="float" office:value="191999">
            <text:p>191999</text:p>
          </table:table-cell>
          <table:table-cell table:style-name="ce2" table:formula="of:=AVERAGE([.E11];[.H11];[.K11])" office:value-type="time" office:time-value="PT00H00M01.48S">
            <text:p>00:01,48</text:p>
          </table:table-cell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 style:data-style-name="N2" text:time-value="0000-00-00T10:05: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0:17:17</dc:date>
    <meta:generator>LibreOffice/4.0.2.2$Linux_x86 LibreOffice_project/400m0$Build-2</meta:generator>
    <meta:editing-duration>PT3M24S</meta:editing-duration>
    <meta:editing-cycles>3</meta:editing-cycles>
    <meta:document-statistic meta:table-count="1" meta:cell-count="110" meta:object-count="0"/>
  </office:meta>
</office:document-meta>
</file>